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dfd" officeooo:paragraph-rsid="000a5d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Access toolbar </text:p>
      <text:p text:style-name="P1"><text:s text:c="2"/>file tab <text:s/>ribbon title bar rule hel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4:16:09.615156029</meta:creation-date>
    <dc:date>2023-01-24T15:06:14.611471979</dc:date>
    <meta:editing-duration>PT47S</meta:editing-duration>
    <meta:editing-cycles>1</meta:editing-cycles>
    <meta:document-statistic meta:table-count="0" meta:image-count="0" meta:object-count="0" meta:page-count="1" meta:paragraph-count="2" meta:word-count="10" meta:character-count="59" meta:non-whitespace-character-count="47"/>
    <meta:generator>LibreOffice/6.4.7.2$Linux_X86_64 LibreOffice_project/40$Build-2</meta:generator>
  </office:meta>
</office:document-meta>
</file>